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bd867" officeooo:paragraph-rsid="0011d3c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b583b" officeooo:paragraph-rsid="0011d3c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1d3c7" officeooo:paragraph-rsid="0011d3c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1d3c7" officeooo:paragraph-rsid="0011d49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Product Sans" fo:font-size="22pt" style:text-underline-style="solid" style:text-underline-width="auto" style:text-underline-color="font-color" officeooo:rsid="0018f599" officeooo:paragraph-rsid="0011d3c7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Product Sans" fo:font-size="18pt" style:text-underline-style="none" officeooo:rsid="0018f599" officeooo:paragraph-rsid="0011d3c7" style:font-size-asian="15.75pt" style:font-size-complex="18pt"/>
    </style:style>
    <style:style style:name="T1" style:family="text">
      <style:text-properties officeooo:rsid="001f7422"/>
    </style:style>
    <style:style style:name="T2" style:family="text">
      <style:text-properties officeooo:rsid="0019701e"/>
    </style:style>
    <style:style style:name="T3" style:family="text">
      <style:text-properties officeooo:rsid="0011d3c7"/>
    </style:style>
    <style:style style:name="T4" style:family="text">
      <style:text-properties fo:color="#00ff00"/>
    </style:style>
    <style:style style:name="T5" style:family="text">
      <style:text-properties officeooo:rsid="0011d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oto <text:span text:style-name="T2">Application Certification</text:span></text:p>
      <text:p text:style-name="P6"/>
      <text:p text:style-name="P2">3<text:span text:style-name="T3">1</text:span>-8-17</text:p>
      <text:p text:style-name="P2"/>
      <text:p text:style-name="P1">Developer ID : <text:span text:style-name="T1">8779704076050312510</text:span></text:p>
      <text:p text:style-name="P1"/>
      <text:p text:style-name="P3"><text:span text:style-name="T4">Internal Name</text:span> : Cynic</text:p>
      <text:p text:style-name="P3"><text:span text:style-name="T4">Store Name</text:span> : Zoto Voice</text:p>
      <text:p text:style-name="P3"><text:span text:style-name="T4">Package Name</text:span> : com.thunkable.android.josephandneo.Cynic </text:p>
      <text:p text:style-name="P3">Description : Voice Assistant</text:p>
      <text:p text:style-name="P3"><text:span text:style-name="T4">Testing Logo </text:span>: https://firebasestorage.googleapis.com/v0/b/cynic-48a58.appspot.com/o/Icons%2FTesting%2FcynicTesting.png?alt=media&amp;token=ad50d354-3325-4ebb-bd7c-65aceaebb964</text:p>
      <text:p text:style-name="P4"><text:span text:style-name="T4">Store Logo</text:span> : <text:span text:style-name="T5">https://firebasestorage.googleapis.com/v0/b/cynic-48a58.appspot.com/o/Icons%2FStore%2FiconCynic512.png?alt=media&amp;token=22990465-041b-43ab-a0f3-bba86e1d91e2</text:span></text:p>
      <text:p text:style-name="P3"><text:span text:style-name="T4">Accessibility Options</text:span> : Hold For Information</text:p>
      <text:p text:style-name="P3"><text:span text:style-name="T4">Input Methods</text:span> : Voice, Keyboard, Touch</text:p>
      <text:p text:style-name="P3"><text:span text:style-name="T4">Screenshots</text:span> : (10) </text:p>
      <text:p text:style-name="P3"><text:span text:style-name="T4">Current Status</text:span> : Local &amp; Server Side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2:21:36.345713356</meta:creation-date>
    <dc:date>2017-08-31T03:16:24.309002378</dc:date>
    <meta:editing-duration>PT34M27S</meta:editing-duration>
    <meta:editing-cycles>1</meta:editing-cycles>
    <meta:document-statistic meta:table-count="0" meta:image-count="0" meta:object-count="0" meta:page-count="1" meta:paragraph-count="13" meta:word-count="56" meta:character-count="684" meta:non-whitespace-character-count="639"/>
    <meta:generator>LibreOffice/5.3.1.2$Linux_X86_64 LibreOffice_project/30m0$Build-2</meta:generator>
  </office:meta>
</office:document-meta>
</file>